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0EAD000007578F956D9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family="'Nimbus Sans L'" style:font-family-generic="swiss" style:font-pitch="variable" fo:font-size="7pt" style:font-size-asian="7pt" style:font-size-complex="7pt"/>
    </style:style>
    <style:style style:name="P4" style:family="paragraph">
      <style:text-properties fo:font-family="'Nimbus Sans L'" style:font-family-generic="swiss" style:font-pitch="variable" fo:font-size="5pt" style:font-size-asian="5pt" style:font-size-complex="5pt"/>
    </style:style>
    <style:style style:name="P5" style:family="paragraph">
      <style:text-properties fo:font-family="'Nimbus Sans L'" style:font-family-generic="swiss" style:font-pitch="variable" fo:font-size="8pt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family="'Nimbus Sans L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Nimbus Sans L'" style:font-family-generic="swiss" style:font-pitch="variable" fo:font-size="7pt" style:font-size-asian="7pt" style:font-size-complex="7pt"/>
    </style:style>
    <style:style style:name="T2" style:family="text">
      <style:text-properties fo:font-family="'Nimbus Sans L'" style:font-family-generic="swiss" style:font-pitch="variable" fo:font-size="5pt" style:font-size-asian="5pt" style:font-size-complex="5pt"/>
    </style:style>
    <style:style style:name="T3" style:family="text">
      <style:text-properties fo:font-family="'Nimbus Sans L'" style:font-family-generic="swiss" style:font-pitch="variable" fo:font-size="5pt" style:font-family-asian="'Liberation Sans'" style:font-style-name-asian="Regular" style:font-family-generic-asian="swiss" style:font-size-asian="5pt" style:font-family-complex="'Liberation Sans'" style:font-style-name-complex="Regular" style:font-family-generic-complex="swiss" style:font-size-complex="5pt"/>
    </style:style>
    <style:style style:name="T4" style:family="text">
      <style:text-properties fo:font-family="'Nimbus Sans L'" style:font-family-generic="swiss" style:font-pitch="variable"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family="'Nimbus Sans L'" style:font-family-generic="swiss" style:font-pitch="variabl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8cm" svg:height="2.041cm" svg:x="8.878cm" svg:y="12.363cm">
          <draw:image xlink:href="Pictures/2000000100000EAD000007578F956D9D.svg" xlink:type="simple" xlink:show="embed" xlink:actuate="onLoad">
            <text:p/>
          </draw:image>
        </draw:frame>
        <draw:path draw:style-name="gr2" draw:text-style-name="P1" draw:layer="layout" svg:width="3.181cm" svg:height="4.147cm" draw:transform="rotate (1.5707963267949) translate (8.785cm 15.592cm)" svg:viewBox="0 0 3182 4148" svg:d="m3083 0c81 0 99 104 99 104l-2 3963-4 22-31 40-43 19-3018-4-28-8-22-17-19-23-12-43 1-900 18-38 29-29 31-12 464 2 46-14 33-24 17-48 9-23 491-4 41-3 36-26 24-34v-48l-22-31-34-28c0 0-43-6-40-6s-342-9-342-9v-15l61-53 110-112 72-114 55-127 41-144 8-158-22-166-63-174-74-132-92-101-86-77-9-19 30-9 186 4h142l35-14 30-32 11-53-14-55-51-38-509 2-19-5-12-52-43-37-48-12-443-2-51-14-33-32-15-43-2-896 10-34 26-40 46-18 24-6h2985z">
          <text:p/>
        </draw:path>
        <draw:custom-shape draw:style-name="gr3" draw:text-style-name="P1" draw:layer="layout" svg:width="0.248cm" svg:height="0.24cm" svg:x="9.092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67cm" svg:height="0.271cm" svg:x="12.373cm" svg:y="1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77cm" svg:height="0.56cm" svg:x="12.115cm" svg:y="14.243cm">
          <draw:text-box>
            <text:p><text:span text:style-name="T1">2.5</text:span></text:p>
          </draw:text-box>
        </draw:frame>
        <draw:frame draw:style-name="gr5" draw:layer="layout" svg:width="0.502cm" svg:height="1.187cm" svg:x="10.769cm" svg:y="13.732cm">
          <draw:text-box>
            <text:p/>
          </draw:text-box>
        </draw:frame>
        <draw:frame draw:style-name="gr4" draw:text-style-name="P4" draw:layer="layout" svg:width="1.332cm" svg:height="0.476cm" svg:x="8.63cm" svg:y="14.234cm">
          <draw:text-box>
            <text:p><text:span text:style-name="T2">240</text:span><text:span text:style-name="T3">Ω 900µA</text:span></text:p>
          </draw:text-box>
        </draw:frame>
        <draw:frame draw:style-name="gr4" draw:text-style-name="P5" draw:layer="layout" svg:width="0.633cm" svg:height="0.607cm" svg:x="9.73cm" svg:y="12.559cm">
          <draw:text-box>
            <text:p><text:span text:style-name="T4">5</text:span></text:p>
          </draw:text-box>
        </draw:frame>
        <draw:frame draw:style-name="gr4" draw:text-style-name="P5" draw:layer="layout" svg:width="0.756cm" svg:height="0.607cm" svg:x="11.353cm" svg:y="12.552cm">
          <draw:text-box>
            <text:p><text:span text:style-name="T4">15</text:span></text:p>
          </draw:text-box>
        </draw:frame>
        <draw:frame draw:style-name="gr4" draw:text-style-name="P5" draw:layer="layout" svg:width="0.764cm" svg:height="0.607cm" svg:x="12.068cm" svg:y="12.913cm">
          <draw:text-box>
            <text:p><text:span text:style-name="T4">20</text:span></text:p>
          </draw:text-box>
        </draw:frame>
        <draw:frame draw:style-name="gr4" draw:text-style-name="P5" draw:layer="layout" svg:width="0.633cm" svg:height="0.607cm" svg:x="8.983cm" svg:y="12.94cm">
          <draw:text-box>
            <text:p><text:span text:style-name="T4">0</text:span></text:p>
          </draw:text-box>
        </draw:frame>
        <draw:frame draw:style-name="gr4" draw:text-style-name="P5" draw:layer="layout" svg:width="0.633cm" svg:height="0.607cm" svg:x="9.413cm" svg:y="13.645cm">
          <draw:text-box>
            <text:p><text:span text:style-name="T4">0</text:span></text:p>
          </draw:text-box>
        </draw:frame>
        <draw:frame draw:style-name="gr4" draw:text-style-name="P5" draw:layer="layout" svg:width="0.633cm" svg:height="0.607cm" svg:x="9.971cm" svg:y="13.363cm">
          <draw:text-box>
            <text:p><text:span text:style-name="T4">2</text:span></text:p>
          </draw:text-box>
        </draw:frame>
        <draw:frame draw:style-name="gr4" draw:text-style-name="P5" draw:layer="layout" svg:width="0.633cm" svg:height="0.607cm" svg:x="10.56cm" svg:y="13.281cm">
          <draw:text-box>
            <text:p><text:span text:style-name="T4">4</text:span></text:p>
          </draw:text-box>
        </draw:frame>
        <draw:frame draw:style-name="gr4" draw:text-style-name="P5" draw:layer="layout" svg:width="0.633cm" svg:height="0.607cm" svg:x="11.176cm" svg:y="13.371cm">
          <draw:text-box>
            <text:p><text:span text:style-name="T4">6</text:span></text:p>
          </draw:text-box>
        </draw:frame>
        <draw:frame draw:style-name="gr4" draw:text-style-name="P5" draw:layer="layout" svg:width="0.633cm" svg:height="0.607cm" svg:x="11.729cm" svg:y="13.662cm">
          <draw:text-box>
            <text:p><text:span text:style-name="T4">8</text:span></text:p>
          </draw:text-box>
        </draw:frame>
        <draw:frame draw:style-name="gr4" draw:text-style-name="P3" draw:layer="layout" svg:width="1.141cm" svg:height="0.56cm" svg:x="10.31cm" svg:y="12.322cm">
          <draw:text-box>
            <text:p><text:span text:style-name="T1">VOLTS</text:span></text:p>
          </draw:text-box>
        </draw:frame>
        <draw:frame draw:style-name="gr4" draw:text-style-name="P6" draw:layer="layout" svg:width="2.051cm" svg:height="0.56cm" svg:x="9.868cm" svg:y="13.815cm">
          <draw:text-box>
            <text:p text:style-name="P1"><text:span text:style-name="T5">100 </text:span><text:span text:style-name="T1">MILLIAMPS</text:span></text:p>
          </draw:text-box>
        </draw:frame>
        <draw:frame draw:style-name="gr4" draw:text-style-name="P7" draw:layer="layout" svg:width="1.074cm" svg:height="0.569cm" svg:x="8.634cm" svg:y="12.339cm">
          <draw:text-box>
            <text:p><text:span text:style-name="T6">PS-1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6T09:48:13</meta:creation-date>
    <dc:date>2014-01-16T14:55:32</dc:date>
    <meta:editing-duration>PT3H20M5S</meta:editing-duration>
    <meta:editing-cycles>12</meta:editing-cycles>
    <meta:generator>LibreOffice/3.5$Linux_X86_64 LibreOffice_project/350m1$Build-2</meta:generator>
    <meta:print-date>2014-01-16T12:19:33</meta:print-date>
    <meta:document-statistic meta:object-count="19"/>
  </office:meta>
</office:document-meta>
</file>